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6c9" officeooo:paragraph-rsid="001f96c9"/>
    </style:style>
    <style:style style:name="P2" style:family="paragraph" style:parent-style-name="Standard">
      <style:paragraph-properties fo:text-align="justify" style:justify-single-word="false"/>
      <style:text-properties officeooo:rsid="001f96c9" officeooo:paragraph-rsid="001f96c9"/>
    </style:style>
    <style:style style:name="T1" style:family="text">
      <style:text-properties officeooo:rsid="001fee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política tecnológica de los Jefersionianos</text:p>
      <text:p text:style-name="P1"/>
      <text:p text:style-name="P2">Los Jefersionianos quienes controlaron la política Norte Americana por más de las primeros décadas del siglo XIX ellos no compartieron los gustos de Hamilton por el desarrollo planeado y centralizado, y ellos no consideraron la inferioridad tecnológica Norte americana un interés nacional. <text:span text:style-name="T1">Una confiada y optimista visión reemplazo el ansioso manejo por la planificación centralizada de los Federalist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Lengemann</meta:initial-creator>
    <meta:creation-date>2015-04-09T09:04:57.338201399</meta:creation-date>
    <meta:generator>LibreOffice/4.4.0.3$Linux_X86_64 LibreOffice_project/de093506bcdc5fafd9023ee680b8c60e3e0645d7</meta:generator>
    <dc:date>2015-04-09T09:24:49.894615684</dc:date>
    <dc:creator>Guillermo Lengemann</dc:creator>
    <meta:editing-duration>PT19M52S</meta:editing-duration>
    <meta:editing-cycles>2</meta:editing-cycles>
    <meta:document-statistic meta:table-count="0" meta:image-count="0" meta:object-count="0" meta:page-count="1" meta:paragraph-count="2" meta:word-count="64" meta:character-count="449" meta:non-whitespace-character-count="387"/>
  </office:meta>
</office:document-meta>
</file>